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ela1" style:family="table">
      <style:table-properties style:width="15.921cm" table:align="left"/>
    </style:style>
    <style:style style:name="Tabela1.A" style:family="table-column">
      <style:table-column-properties style:column-width="4.574cm"/>
    </style:style>
    <style:style style:name="Tabela1.B" style:family="table-column">
      <style:table-column-properties style:column-width="6.23cm"/>
    </style:style>
    <style:style style:name="Tabela1.C" style:family="table-column">
      <style:table-column-properties style:column-width="5.117cm"/>
    </style:style>
    <style:style style:name="Tabela1.1" style:family="table-row">
      <style:table-row-properties style:min-row-height="0.593cm"/>
    </style:style>
    <style:style style:name="Tabela1.A1" style:family="table-cell">
      <style:table-cell-properties style:vertical-align="bottom" fo:background-color="#ffffff" fo:padding="0.049cm" fo:border="none">
        <style:background-image/>
      </style:table-cell-properties>
    </style:style>
    <style:style style:name="Tabela1.B20" style:family="table-cell">
      <style:table-cell-properties style:vertical-align="bottom" fo:padding="0.049cm" fo:border="none"/>
    </style:style>
    <style:style style:name="Tabela1.C34" style:family="table-cell">
      <style:table-cell-properties style:vertical-align="bottom" fo:padding="0.049cm" fo:border="none"/>
    </style:style>
    <style:style style:name="Tabela1.C55" style:family="table-cell" style:data-style-name="N3">
      <style:table-cell-properties style:vertical-align="bottom" fo:background-color="#ffffff" fo:padding="0.049cm" fo:border="none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8680f" style:font-weight-asian="bold"/>
    </style:style>
    <style:style style:name="P6" style:family="paragraph" style:parent-style-name="Standard">
      <style:paragraph-properties fo:text-align="justify" style:justify-single-word="false" fo:break-before="auto" fo:break-after="auto"/>
      <style:text-properties officeooo:rsid="0006cedb" officeooo:paragraph-rsid="0006cedb"/>
    </style:style>
    <style:style style:name="P7" style:family="paragraph" style:parent-style-name="Standard">
      <style:paragraph-properties fo:text-align="justify" style:justify-single-word="false"/>
      <style:text-properties officeooo:rsid="0006cedb" officeooo:paragraph-rsid="0006cedb"/>
    </style:style>
    <style:style style:name="P8" style:family="paragraph" style:parent-style-name="Table_20_Contents">
      <style:text-properties fo:color="#000000" loext:opacity="100%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 style:master-page-name="Standard">
      <style:paragraph-properties fo:text-align="justify" style:justify-single-word="false" style:page-number="1" fo:break-before="auto" fo:break-after="auto"/>
    </style:style>
    <style:style style:name="P12" style:family="paragraph" style:parent-style-name="Standard" style:master-page-name="Converted1">
      <style:paragraph-properties fo:line-height="100%" style:page-number="auto"/>
    </style:style>
    <style:style style:name="P13" style:family="paragraph" style:parent-style-name="Standard" style:master-page-name="Converted2">
      <style:paragraph-properties fo:line-height="100%" fo:text-align="justify" style:justify-single-word="false" style:page-number="auto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T6" style:family="text">
      <style:text-properties fo:color="#0000ff" loext:opacity="100%" style:text-underline-style="solid" style:text-underline-width="auto" style:text-underline-color="font-color"/>
    </style:style>
    <style:style style:name="T7" style:family="text">
      <style:text-properties officeooo:rsid="0008680f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nifesto Aberto da Rede de Implementação Temática GO-FAIR Agro Brasil</text:p>
      <text:p text:style-name="P3"/>
      <text:p text:style-name="P3"/>
      <text:p text:style-name="P3">GO-FAIR é uma iniciativa internacional, dirigida pelas partes interessadas e autogovernada, que promove a implantação dos princípios FAIR nas ações de governança e de gestão de dados e de objetos digitais, a fim de torná-los localizáveis, acessíveis, interoperáveis e reutilizáveis (do inglês FAIR - Findable, Accessible, Interoperable, Reusable<text:span text:style-name="T1"><text:note text:id="ftn1" text:note-class="footnote"><text:note-citation>1</text:note-citation><text:note-body><text:p text:style-name="P12"><text:span text:style-name="T2">Wilkinson, M., Dumontier, M., Aalbersberg, I. et al. (2016). The FAIR Guiding Principles for scientific data management and stewardship. Sci Data 3, 160018. </text:span><text:a xlink:type="simple" xlink:href="https://doi.org/10.1038/sdata.2016.18" text:style-name="Internet_20_link" text:visited-style-name="Visited_20_Internet_20_Link"><text:span text:style-name="T3">https://doi.org/10.1038/sdata.2016.18</text:span></text:a><text:span text:style-name="T2">.</text:span></text:p></text:note-body></text:note></text:span>).</text:p>
      <text:p text:style-name="P3"/>
      <text:p text:style-name="P3">A Rede GO-FAIR Agro Brasil é uma rede de implementação temática que se propõe a fortalecer a disseminação dos princípios FAIR no campo das ciências agrárias, sob a coordenação da Empresa Brasileira de Pesquisa Agropecuária (Embrapa) em gestão colegiada com a Universidade Federal Rural do Rio de Janeiro (UFRRJ) e a Universidade de São Paulo (USP), com a possibilidade de ampliação de acordo com o engajamento de outras instituições e organizações. </text:p>
      <text:p text:style-name="P3"/>
      <text:p text:style-name="P3">A missão da Rede GO FAIR Brasil Agro consiste em trabalhar de modo articulado e colaborativo para fomentar o <text:s/>compartilhamento e reúso dos dados produzidos no âmbito dos sistemas produtivos agropecuários e também aqueles oriundos de pesquisas em ciências agrárias<text:span text:style-name="T1"><text:note text:id="ftn2" text:note-class="footnote"><text:note-citation>2</text:note-citation><text:note-body><text:p text:style-name="P13">A grande área do conhecimento Ciências Agrárias engloba Agronomia, Recursos Florestais e Engenharia Florestal, Engenharia Agrícola, Zootecnia, Medicina Veterinária, Recursos Pesqueiros e Engenharia de Pesca e Ciência e Tecnologia de Alimentos, conforme o diretório de grupos de pesquisa do CNPq - http://lattes.cnpq.br/web/dgp/ciencias-agrarias.</text:p><text:p text:style-name="P2"/><text:p text:style-name="P1"/></text:note-body></text:note></text:span>, bem como a adoção dos princípios FAIR. Seu funcionamento se dá por meio de Grupos de Trabalho que desenvolvem ações de forma cooperativa e voluntária. Como objetivos específicos, a Rede apresenta:</text:p>
      <text:p text:style-name="P3"/>
      <text:p text:style-name="P3">1. Promover pesquisas e desenvolver:</text:p>
      <text:p text:style-name="P3"><text:s text:c="3"/>a. repositórios confiáveis para armazenamento e preservação de dados;</text:p>
      <text:p text:style-name="P3"><text:s text:c="3"/>b. padrões de metadados específicos;</text:p>
      <text:p text:style-name="P3"><text:s text:c="3"/>c. padrões de interoperabilidade tecnológica e semântica dos dados;</text:p>
      <text:p text:style-name="P3"><text:s text:c="3"/>d. modelos de planos de gestão de dados;</text:p>
      <text:p text:style-name="P3"><text:s text:c="3"/>e. políticas de acesso e reúso dos dados, respeitado a legislação em vigor.</text:p>
      <text:p text:style-name="P3"/>
      <text:p text:style-name="P3">2. Desenvolver metodologias adequadas aplicadas aos produtos e serviços FAIR, que atendam às especificidades epistemológicas e operacionais das pesquisas em ciências agrárias e áreas afins e às boas práticas de gestão de dados no contexto agropecuário.</text:p>
      <text:p text:style-name="P4"/>
      <text:p text:style-name="P4">3. Promover encontros, cursos, workshops e seminários para impulsionar e disseminar os princípios FAIR entre a comunidade científica e instituições que produzem dados em ciências agrárias e áreas afins, assim como dados oriundos de práticas agropecuárias, contribuindo também com a capacitação de estudantes e docentes de ensino superior.</text:p>
      <text:p text:style-name="P3"/>
      <text:p text:style-name="P3">4. Trabalhar de forma articulada com a Rede <text:a xlink:type="simple" xlink:href="https://www.go-fair-brasil.org/" text:style-name="ListLabel_20_1" text:visited-style-name="ListLabel_20_1"><text:span text:style-name="T4">GO FAIR Brasil</text:span></text:a> e as demais redes de implementação temáticas nacionais, com a Rede <text:a xlink:type="simple" xlink:href="https://www.go-fair.org/" text:style-name="ListLabel_20_1" text:visited-style-name="ListLabel_20_1"><text:span text:style-name="T4">GO FAIR internacional</text:span></text:a> e também com a Rede de Implementação Internacional <text:a xlink:type="simple" xlink:href="https://www.go-fair.org/implementation-networks/overview/food-systems/" text:style-name="ListLabel_20_2" text:visited-style-name="ListLabel_20_2"><text:span text:style-name="T5">Food Systems</text:span></text:a>.</text:p>
      <text:p text:style-name="P3"><text:soft-page-break/></text:p>
      <text:p text:style-name="P3">Consideramos este Manifesto uma forma pela qual as partes interessadas abaixo assinadas podem falar a uma só voz sobre uma série de questões críticas que são de importância para os objetivos do FAIR, e sobre as quais acreditamos ter chegado a um consenso.</text:p>
      <text:p text:style-name="P3"/>
      <text:p text:style-name="P3">Comprometemo-nos a cumprir as Regras de Engajamento das Redes de Implementação GO FAIR.</text:p>
      <text:p text:style-name="P3"/>
      <text:p text:style-name="P3">Apoie a Rede. <text:a xlink:type="simple" xlink:href="https://forms.gle/FNLSLBtwFEvHgTtP8" text:style-name="Internet_20_link" text:visited-style-name="Visited_20_Internet_20_Link">Assine este Manifesto </text:a>e seja bem-vindo e bem-vinda!</text:p>
      <text:p text:style-name="P3"/>
      <text:p text:style-name="P3"/>
      <text:p text:style-name="P3"/>
      <text:p text:style-name="P6">12 de novembro de 2021</text:p>
      <text:p text:style-name="P7"/>
      <text:p text:style-name="P7"/>
      <text:p text:style-name="P3"/>
      <text:p text:style-name="P3">Lista das partes interessadas, <text:span text:style-name="T7">(</text:span>nomes e afiliações, com ORCIDs)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9">Afiliação</text:p>
          </table:table-cell>
          <table:table-cell table:style-name="Tabela1.A1" office:value-type="string">
            <text:p text:style-name="P9">ORCID</text:p>
          </table:table-cell>
        </table:table-row>
        <table:table-row table:style-name="Tabela1.1">
          <table:table-cell table:style-name="Tabela1.A1" office:value-type="string">
            <text:p text:style-name="P9">Carla Macario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Sergio Manuel Serra da Cruz</text:p>
          </table:table-cell>
          <table:table-cell table:style-name="Tabela1.A1" office:value-type="string">
            <text:p text:style-name="P9">UFRRJ</text:p>
          </table:table-cell>
          <table:table-cell table:style-name="Tabela1.A1" office:value-type="string">
            <text:p text:style-name="P10"><text:a xlink:type="simple" xlink:href="https://orcid.org/0000-0002-0792-8157" text:style-name="Internet_20_link" text:visited-style-name="Visited_20_Internet_20_Link"><text:span text:style-name="T6">https://orcid.org/0000-0002-0792-8157</text:span></text:a></text:p>
          </table:table-cell>
        </table:table-row>
        <table:table-row table:style-name="Tabela1.1">
          <table:table-cell table:style-name="Tabela1.A1" office:value-type="string">
            <text:p text:style-name="P9">Leonardo Bidese de Pinho</text:p>
          </table:table-cell>
          <table:table-cell table:style-name="Tabela1.A1" office:value-type="string">
            <text:p text:style-name="P9">UNIPAMPA</text:p>
          </table:table-cell>
          <table:table-cell table:style-name="Tabela1.A1" office:value-type="string">
            <text:p text:style-name="P9">0000-0003-1198-989X</text:p>
          </table:table-cell>
        </table:table-row>
        <table:table-row table:style-name="Tabela1.1">
          <table:table-cell table:style-name="Tabela1.A1" office:value-type="string">
            <text:p text:style-name="P9">ANNATERCIA GOMES PINHEIRO</text:p>
          </table:table-cell>
          <table:table-cell table:style-name="Tabela1.A1" office:value-type="string">
            <text:p text:style-name="P9">PPGI-UFRJ</text:p>
          </table:table-cell>
          <table:table-cell table:style-name="Tabela1.A1" office:value-type="string">
            <text:p text:style-name="P9">0000-0001-7806-0925</text:p>
          </table:table-cell>
        </table:table-row>
        <table:table-row table:style-name="Tabela1.1">
          <table:table-cell table:style-name="Tabela1.A1" office:value-type="string">
            <text:p text:style-name="P9">Carlos Alberto de Oliveira</text:p>
          </table:table-cell>
          <table:table-cell table:style-name="Tabela1.A1" office:value-type="string">
            <text:p text:style-name="P9">UFRRJ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Érico Amaral</text:p>
          </table:table-cell>
          <table:table-cell table:style-name="Tabela1.A1" office:value-type="string">
            <text:p text:style-name="P9">Universidade Federal do Pamp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Ana Paula Ludtke Ferreira</text:p>
          </table:table-cell>
          <table:table-cell table:style-name="Tabela1.A1" office:value-type="string">
            <text:p text:style-name="P9">Universidade Federal do Pampa</text:p>
          </table:table-cell>
          <table:table-cell table:style-name="Tabela1.A1" office:value-type="string">
            <text:p text:style-name="P9">0000-0001-7057-9095</text:p>
          </table:table-cell>
        </table:table-row>
        <table:table-row table:style-name="Tabela1.1">
          <table:table-cell table:style-name="Tabela1.A1" office:value-type="string">
            <text:p text:style-name="P9">Thiago Teixeira Santos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0000-0002-9272-3403</text:p>
          </table:table-cell>
        </table:table-row>
        <table:table-row table:style-name="Tabela1.1">
          <table:table-cell table:style-name="Tabela1.A1" office:value-type="string">
            <text:p text:style-name="P9">Paulo Vitor Cortez do Amaral 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Sabrina Santos Cruz de Oliveira</text:p>
          </table:table-cell>
          <table:table-cell table:style-name="Tabela1.A1" office:value-type="string">
            <text:p text:style-name="P9">Universidade Federal Rural do Rio de Janeiro (UFRRJ)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Laura Emmanuella Alves dos Santos Santana</text:p>
          </table:table-cell>
          <table:table-cell table:style-name="Tabela1.A1" office:value-type="string">
            <text:p text:style-name="P9">UFRN</text:p>
          </table:table-cell>
          <table:table-cell table:style-name="Tabela1.A1" office:value-type="string">
            <text:p text:style-name="P10"><text:a xlink:type="simple" xlink:href="https://orcid.org/0000-0003-2086-3471" text:style-name="Internet_20_link" text:visited-style-name="Visited_20_Internet_20_Link"><text:span text:style-name="T6">https://orcid.org/0000-0003-2086-3471</text:span></text:a></text:p>
          </table:table-cell>
        </table:table-row>
        <table:table-row table:style-name="Tabela1.1">
          <table:table-cell table:style-name="Tabela1.A1" office:value-type="string">
            <text:p text:style-name="P9">Rodrigo Tripodi Calumby</text:p>
          </table:table-cell>
          <table:table-cell table:style-name="Tabela1.A1" office:value-type="string">
            <text:p text:style-name="P9">Universidade Estadual de Feira de Santana</text:p>
          </table:table-cell>
          <table:table-cell table:style-name="Tabela1.A1" office:value-type="string">
            <text:p text:style-name="P9">https://orcid.org/ 0000-0001-8515-265X</text:p>
          </table:table-cell>
        </table:table-row>
        <table:table-row table:style-name="Tabela1.1">
          <table:table-cell table:style-name="Tabela1.A1" office:value-type="string">
            <text:p text:style-name="P9">Sônia Ternes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Debora P Drucker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0000-0003-4177-1322</text:p>
          </table:table-cell>
        </table:table-row>
        <table:table-row table:style-name="Tabela1.1">
          <table:table-cell table:style-name="Tabela1.A1" office:value-type="string">
            <text:p text:style-name="P9">Joao Moreira</text:p>
          </table:table-cell>
          <table:table-cell table:style-name="Tabela1.A1" office:value-type="string">
            <text:p text:style-name="P9">U. Twente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Victor Paulo Marques Simão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10"><text:a xlink:type="simple" xlink:href="https://orcid.org/0000-0003-4728-7902" text:style-name="Internet_20_link" text:visited-style-name="Visited_20_Internet_20_Link"><text:span text:style-name="T6">https://orcid.org/0000-0003-4728-7902</text:span></text:a></text:p>
          </table:table-cell>
        </table:table-row>
        <table:table-row table:style-name="Tabela1.1">
          <table:table-cell table:style-name="Tabela1.A1" office:value-type="string">
            <text:p text:style-name="P9">Filipi Miranda Soares</text:p>
          </table:table-cell>
          <table:table-cell table:style-name="Tabela1.A1" office:value-type="string">
            <text:p text:style-name="P9">C4AI-AgriBio USP</text:p>
          </table:table-cell>
          <table:table-cell table:style-name="Tabela1.A1" office:value-type="string">
            <text:p text:style-name="P10"><text:a xlink:type="simple" xlink:href="https://orcid.org/0000-0002-0674-7960" text:style-name="Internet_20_link" text:visited-style-name="Visited_20_Internet_20_Link">https://orcid.org/0000-0002-</text:a><text:soft-page-break/><text:a xlink:type="simple" xlink:href="https://orcid.org/0000-0002-0674-7960" text:style-name="Internet_20_link" text:visited-style-name="Visited_20_Internet_20_Link">0674-7960</text:a></text:p>
          </table:table-cell>
        </table:table-row>
        <table:table-row table:style-name="Tabela1.1">
          <table:table-cell table:style-name="Tabela1.A1" office:value-type="string">
            <text:p text:style-name="P9">Alessandra C F Bessa</text:p>
          </table:table-cell>
          <table:table-cell table:style-name="Tabela1.A1" office:value-type="string">
            <text:p text:style-name="P9">UFRRJ</text:p>
          </table:table-cell>
          <table:table-cell table:style-name="Tabela1.A1" office:value-type="string">
            <text:p text:style-name="P9">0000000270479294</text:p>
          </table:table-cell>
        </table:table-row>
        <table:table-row table:style-name="Tabela1.1">
          <table:table-cell table:style-name="Tabela1.A1" office:value-type="string">
            <text:p text:style-name="P9">Ronilson Pinho</text:p>
          </table:table-cell>
          <table:table-cell table:style-name="Tabela1.B20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Luiz Carlos de Oliveira Lima </text:p>
          </table:table-cell>
          <table:table-cell table:style-name="Tabela1.A1" office:value-type="string">
            <text:p text:style-name="P9">UFRRJ PPGAGRO 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António Mauro Saraiva </text:p>
          </table:table-cell>
          <table:table-cell table:style-name="Tabela1.A1" office:value-type="string">
            <text:p text:style-name="P9">Universidade de São Paulo 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Rafael Geraldeli Rossi</text:p>
          </table:table-cell>
          <table:table-cell table:style-name="Tabela1.A1" office:value-type="string">
            <text:p text:style-name="P9">Universidade Federal de Mato Grosso do Sul</text:p>
          </table:table-cell>
          <table:table-cell table:style-name="Tabela1.A1" office:value-type="string">
            <text:p text:style-name="P10"><text:a xlink:type="simple" xlink:href="https://orcid.org/0000-0001-8513-3213" text:style-name="Internet_20_link" text:visited-style-name="Visited_20_Internet_20_Link"><text:span text:style-name="T6">https://orcid.org/0000-0001-8513-3213</text:span></text:a></text:p>
          </table:table-cell>
        </table:table-row>
        <table:table-row table:style-name="Tabela1.1">
          <table:table-cell table:style-name="Tabela1.A1" office:value-type="string">
            <text:p text:style-name="P9">Bruno de Carvalho Albertini</text:p>
          </table:table-cell>
          <table:table-cell table:style-name="Tabela1.A1" office:value-type="string">
            <text:p text:style-name="P9">USP</text:p>
          </table:table-cell>
          <table:table-cell table:style-name="Tabela1.A1" office:value-type="string">
            <text:p text:style-name="P10"><text:a xlink:type="simple" xlink:href="http://orcid.org/0000-0003-3738-6448" text:style-name="Internet_20_link" text:visited-style-name="Visited_20_Internet_20_Link"><text:span text:style-name="T6">http://orcid.org/0000-0003-3738-6448</text:span></text:a></text:p>
          </table:table-cell>
        </table:table-row>
        <table:table-row table:style-name="Tabela1.1">
          <table:table-cell table:style-name="Tabela1.A1" office:value-type="string">
            <text:p text:style-name="P9">Julio Cezar Estrella</text:p>
          </table:table-cell>
          <table:table-cell table:style-name="Tabela1.A1" office:value-type="string">
            <text:p text:style-name="P9">ICMC - USP - São Carlos</text:p>
          </table:table-cell>
          <table:table-cell table:style-name="Tabela1.A1" office:value-type="string">
            <text:p text:style-name="P9">https://orcid.org/ 0000-0003-0524-3274</text:p>
          </table:table-cell>
        </table:table-row>
        <table:table-row table:style-name="Tabela1.1">
          <table:table-cell table:style-name="Tabela1.A1" office:value-type="string">
            <text:p text:style-name="P9">Patricia Angélica Alves Marques </text:p>
          </table:table-cell>
          <table:table-cell table:style-name="Tabela1.A1" office:value-type="string">
            <text:p text:style-name="P9">USP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Ricardo Marcacini</text:p>
          </table:table-cell>
          <table:table-cell table:style-name="Tabela1.A1" office:value-type="string">
            <text:p text:style-name="P9">Universidade de São Paulo</text:p>
          </table:table-cell>
          <table:table-cell table:style-name="Tabela1.A1" office:value-type="string">
            <text:p text:style-name="P9">0000-0002-2309-3487</text:p>
          </table:table-cell>
        </table:table-row>
        <table:table-row table:style-name="Tabela1.1">
          <table:table-cell table:style-name="Tabela1.A1" office:value-type="string">
            <text:p text:style-name="P9">Eduardo Mario Mendiondo</text:p>
          </table:table-cell>
          <table:table-cell table:style-name="Tabela1.A1" office:value-type="string">
            <text:p text:style-name="P9">Universidade de São Paulo</text:p>
          </table:table-cell>
          <table:table-cell table:style-name="Tabela1.A1" office:value-type="string">
            <text:p text:style-name="P9">https://orcid.org/ 0000-0003-2319-2773</text:p>
          </table:table-cell>
        </table:table-row>
        <table:table-row table:style-name="Tabela1.1">
          <table:table-cell table:style-name="Tabela1.A1" office:value-type="string">
            <text:p text:style-name="P9">Gustavo Bastos Lyra</text:p>
          </table:table-cell>
          <table:table-cell table:style-name="Tabela1.A1" office:value-type="string">
            <text:p text:style-name="P9">Universidade Federal Rural do Rio de Janeiro</text:p>
          </table:table-cell>
          <table:table-cell table:style-name="Tabela1.A1" office:value-type="string">
            <text:p text:style-name="P9">0000-0002-9882-7000</text:p>
          </table:table-cell>
        </table:table-row>
        <table:table-row table:style-name="Tabela1.1">
          <table:table-cell table:style-name="Tabela1.A1" office:value-type="string">
            <text:p text:style-name="P9">Jorge Zavaleta</text:p>
          </table:table-cell>
          <table:table-cell table:style-name="Tabela1.A1" office:value-type="string">
            <text:p text:style-name="P9">PPGI/UFRJ</text:p>
          </table:table-cell>
          <table:table-cell table:style-name="Tabela1.A1" office:value-type="string">
            <text:p text:style-name="P9">0000-0002-4747-8613</text:p>
          </table:table-cell>
        </table:table-row>
        <table:table-row table:style-name="Tabela1.1">
          <table:table-cell table:style-name="Tabela1.A1" office:value-type="string">
            <text:p text:style-name="P9">Fernando Elias Corrêa</text:p>
          </table:table-cell>
          <table:table-cell table:style-name="Tabela1.A1" office:value-type="string">
            <text:p text:style-name="P9">C4AI - USP</text:p>
          </table:table-cell>
          <table:table-cell table:style-name="Tabela1.A1" office:value-type="string">
            <text:p text:style-name="P9">0000-0002-2744-6104</text:p>
          </table:table-cell>
        </table:table-row>
        <table:table-row table:style-name="Tabela1.1">
          <table:table-cell table:style-name="Tabela1.A1" office:value-type="string">
            <text:p text:style-name="P9">Marcos Alex dos Santos </text:p>
          </table:table-cell>
          <table:table-cell table:style-name="Tabela1.A1" office:value-type="string">
            <text:p text:style-name="P9">UFAL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Ennio Politi Lopes 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Anderson Neto da Silva</text:p>
          </table:table-cell>
          <table:table-cell table:style-name="Tabela1.A1" office:value-type="string">
            <text:p text:style-name="P8"/>
          </table:table-cell>
          <table:table-cell table:style-name="Tabela1.C34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Alexandre Claudio Botazzo Delbem</text:p>
          </table:table-cell>
          <table:table-cell table:style-name="Tabela1.A1" office:value-type="string">
            <text:p text:style-name="P9">Universidade de São Paulo</text:p>
          </table:table-cell>
          <table:table-cell table:style-name="Tabela1.A1" office:value-type="string">
            <text:p text:style-name="P9">0000-0003-1810-1742</text:p>
          </table:table-cell>
        </table:table-row>
        <table:table-row table:style-name="Tabela1.1">
          <table:table-cell table:style-name="Tabela1.A1" office:value-type="string">
            <text:p text:style-name="P9">Wilian França Costa</text:p>
          </table:table-cell>
          <table:table-cell table:style-name="Tabela1.A1" office:value-type="string">
            <text:p text:style-name="P9">Universidade Presbiteriana Mackenzie e Universidade de São Paulo</text:p>
          </table:table-cell>
          <table:table-cell table:style-name="Tabela1.A1" office:value-type="string">
            <text:p text:style-name="P10"><text:a xlink:type="simple" xlink:href="https://orcid.org/0000-0003-2557-7386" text:style-name="Internet_20_link" text:visited-style-name="Visited_20_Internet_20_Link"><text:span text:style-name="T6">https://orcid.org/0000-0003-2557-7386</text:span></text:a></text:p>
          </table:table-cell>
        </table:table-row>
        <table:table-row table:style-name="Tabela1.1">
          <table:table-cell table:style-name="Tabela1.A1" office:value-type="string">
            <text:p text:style-name="P9">Élton Carneiro Marinho </text:p>
          </table:table-cell>
          <table:table-cell table:style-name="Tabela1.A1" office:value-type="string">
            <text:p text:style-name="P9">UFRJ PPGI</text:p>
          </table:table-cell>
          <table:table-cell table:style-name="Tabela1.A1" office:value-type="string">
            <text:p text:style-name="P9">0000-0003-0117-0610</text:p>
          </table:table-cell>
        </table:table-row>
        <table:table-row table:style-name="Tabela1.1">
          <table:table-cell table:style-name="Tabela1.A1" office:value-type="string">
            <text:p text:style-name="P9">Fernando Santos Osório</text:p>
          </table:table-cell>
          <table:table-cell table:style-name="Tabela1.A1" office:value-type="string">
            <text:p text:style-name="P9">USP - Universidade de São Paulo / ICMC</text:p>
          </table:table-cell>
          <table:table-cell table:style-name="Tabela1.A1" office:value-type="string">
            <text:p text:style-name="P9">0000-0002-6620-2794</text:p>
          </table:table-cell>
        </table:table-row>
        <table:table-row table:style-name="Tabela1.1">
          <table:table-cell table:style-name="Tabela1.A1" office:value-type="string">
            <text:p text:style-name="P9">Patrícia Rocha Bello Bertin</text:p>
          </table:table-cell>
          <table:table-cell table:style-name="Tabela1.A1" office:value-type="string">
            <text:p text:style-name="P9">Embrapa, Secretaria de Desenvolvimento Institucional</text:p>
          </table:table-cell>
          <table:table-cell table:style-name="Tabela1.A1" office:value-type="string">
            <text:p text:style-name="P9">0000-0001-5973-0305</text:p>
          </table:table-cell>
        </table:table-row>
        <table:table-row table:style-name="Tabela1.1">
          <table:table-cell table:style-name="Tabela1.A1" office:value-type="string">
            <text:p text:style-name="P9">Alessandra Rodrigues da Silva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9">0000-0003-0397-1446</text:p>
          </table:table-cell>
        </table:table-row>
        <table:table-row table:style-name="Tabela1.1">
          <table:table-cell table:style-name="Tabela1.A1" office:value-type="string">
            <text:p text:style-name="P9">Paulo Sérgio Silva Santos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Juliana Meireles Fortaleza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Enilda Alves Coelho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10"><text:a xlink:type="simple" xlink:href="https://orcid.org/0000-0001-5698-9047" text:style-name="Internet_20_link" text:visited-style-name="Visited_20_Internet_20_Link"><text:span text:style-name="T6">https://orcid.org/0000-0001-5698-9047</text:span></text:a></text:p>
          </table:table-cell>
        </table:table-row>
        <table:table-row table:style-name="Tabela1.1">
          <table:table-cell table:style-name="Tabela1.A1" office:value-type="string">
            <text:p text:style-name="P9">Luiz Manoel Silva Cunha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0000-0003-4579-2104</text:p>
          </table:table-cell>
        </table:table-row>
        <table:table-row table:style-name="Tabela1.1">
          <table:table-cell table:style-name="Tabela1.A1" office:value-type="string">
            <text:p text:style-name="P9">Ivan Bergier Tavares de Lima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9">0000-0002-1076-8617</text:p>
          </table:table-cell>
        </table:table-row>
        <text:soft-page-break/>
        <table:table-row table:style-name="Tabela1.1">
          <table:table-cell table:style-name="Tabela1.A1" office:value-type="string">
            <text:p text:style-name="P9">Maria Fernanda Moura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Isaque Vacari</text:p>
          </table:table-cell>
          <table:table-cell table:style-name="Tabela1.A1" office:value-type="string">
            <text:p text:style-name="P9">Empresa Brasileira de Pesquisa Agropecuári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Édson Bolfe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https://orcid.org/ 0000-0001-7777-2445</text:p>
          </table:table-cell>
        </table:table-row>
        <table:table-row table:style-name="Tabela1.1">
          <table:table-cell table:style-name="Tabela1.A1" office:value-type="string">
            <text:p text:style-name="P9">Silvia Maria Fonseca Silveira Massruhá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Marcia Izabel Fugisawa Souza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https://orcid.org/ 0000-0002-6194-9354</text:p>
          </table:table-cell>
        </table:table-row>
        <table:table-row table:style-name="Tabela1.1">
          <table:table-cell table:style-name="Tabela1.A1" office:value-type="string">
            <text:p text:style-name="P9">Daniel de Castro Victoria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Martin Jean Lucidarme</text:p>
          </table:table-cell>
          <table:table-cell table:style-name="Tabela1.A1" office:value-type="string">
            <text:p text:style-name="P9">MyEasyFarm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Ione Teresinha Oliveira Leitã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George Brown</text:p>
          </table:table-cell>
          <table:table-cell table:style-name="Tabela1.A1" office:value-type="string">
            <text:p text:style-name="P9">Embrapa Florestas</text:p>
          </table:table-cell>
          <table:table-cell table:style-name="Tabela1.A1" office:value-type="string">
            <text:p text:style-name="P9">0000-0001-9550-6909</text:p>
          </table:table-cell>
        </table:table-row>
        <table:table-row table:style-name="Tabela1.1">
          <table:table-cell table:style-name="Tabela1.A1" office:value-type="string">
            <text:p text:style-name="P9">Jacqueline Valle Setragni </text:p>
          </table:table-cell>
          <table:table-cell table:style-name="Tabela1.A1" office:value-type="string">
            <text:p text:style-name="P9">UNB Df - PROPAGA e IFPI -PIAUÍ </text:p>
          </table:table-cell>
          <table:table-cell table:style-name="Tabela1.C55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Carolina Cardoso Lisboa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Edson Cristiano Groff</text:p>
          </table:table-cell>
          <table:table-cell table:style-name="Tabela1.A1" office:value-type="string">
            <text:p text:style-name="P9">APX - Serviço em Agricultura de Precisão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Felipe Rodrigues da Silva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0000-0002-3527-6870</text:p>
          </table:table-cell>
        </table:table-row>
        <table:table-row table:style-name="Tabela1.1">
          <table:table-cell table:style-name="Tabela1.A1" office:value-type="string">
            <text:p text:style-name="P9">Marcos Cezar Visoli</text:p>
          </table:table-cell>
          <table:table-cell table:style-name="Tabela1.A1" office:value-type="string">
            <text:p text:style-name="P9">Embrapa - Embrapa Agricultura Digital</text:p>
          </table:table-cell>
          <table:table-cell table:style-name="Tabela1.A1" office:value-type="string">
            <text:p text:style-name="P9">0000-0002-9003-9683</text:p>
          </table:table-cell>
        </table:table-row>
        <table:table-row table:style-name="Tabela1.1">
          <table:table-cell table:style-name="Tabela1.A1" office:value-type="string">
            <text:p text:style-name="P9">Tércia Zavaglia Torres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10"><text:a xlink:type="simple" xlink:href="https://orcid.org/0000-0002-3320-5884" text:style-name="Internet_20_link" text:visited-style-name="Visited_20_Internet_20_Link"><text:span text:style-name="T6">https://orcid.org/0000-0002-3320-5884</text:span></text:a></text:p>
          </table:table-cell>
        </table:table-row>
        <table:table-row table:style-name="Tabela1.1">
          <table:table-cell table:style-name="Tabela1.A1" office:value-type="string">
            <text:p text:style-name="P9">Paula R Kuser Falcão</text:p>
          </table:table-cell>
          <table:table-cell table:style-name="Tabela1.A1" office:value-type="string">
            <text:p text:style-name="P9">Embrapa Agricultura Digital</text:p>
          </table:table-cell>
          <table:table-cell table:style-name="Tabela1.A1" office:value-type="string">
            <text:p text:style-name="P9">0000000200340932</text:p>
          </table:table-cell>
        </table:table-row>
        <table:table-row table:style-name="Tabela1.1">
          <table:table-cell table:style-name="Tabela1.A1" office:value-type="string">
            <text:p text:style-name="P9">Gil Max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Milena Ambrosio Telles</text:p>
          </table:table-cell>
          <table:table-cell table:style-name="Tabela1.A1" office:value-type="string">
            <text:p text:style-name="P9">Embrapa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9">Mara Angélica Pedrochi</text:p>
          </table:table-cell>
          <table:table-cell table:style-name="Tabela1.A1" office:value-type="string">
            <text:p text:style-name="P9">Embrapa Pecuária Sudeste</text:p>
          </table:table-cell>
          <table:table-cell table:style-name="Tabela1.A1" office:value-type="string">
            <text:p text:style-name="P8"/>
          </table:table-cell>
        </table:table-row>
      </table:table>
      <text:p text:style-name="P4"/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4-10T09:00:45.796000000</dc:date>
    <meta:editing-duration>PT20M27S</meta:editing-duration>
    <meta:editing-cycles>3</meta:editing-cycles>
    <meta:document-statistic meta:table-count="1" meta:image-count="0" meta:object-count="0" meta:page-count="4" meta:paragraph-count="177" meta:word-count="944" meta:character-count="7051" meta:non-whitespace-character-count="6256"/>
  </office:meta>
</office:document-meta>
</file>